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SA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SB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B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E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F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G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I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SL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ASM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SM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SN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BSC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DK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BSE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S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H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S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O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SQ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BF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CSCY</text:p>
          </table:table-cell>
          <table:table-cell office:value-type="string" calcext:value-type="string">
            <text:p>NOT2</text:p>
          </table:table-cell>
          <table:table-cell/>
        </table:table-row>
        <table:table-row table:style-name="ro1">
          <table:table-cell office:value-type="string" calcext:value-type="string">
            <text:p>CSD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F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G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CSL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S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M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Q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SX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SZ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TB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SA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C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KP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SL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SG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SX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SW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SX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YT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SZ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TB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TE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DTE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HT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I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J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DT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Q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DT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TSJ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DTT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C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D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G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H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I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L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S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S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SR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_2-3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OAI21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D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G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I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J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LO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ON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R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R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OS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OX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OZ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H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K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O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P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Q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R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OR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POS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S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OU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POU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OI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N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S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OX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OY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B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RO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D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E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H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H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K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RO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LZ</text:p>
          </table:table-cell>
          <table:table-cell office:value-type="string" calcext:value-type="string">
            <text:p>AND2</text:p>
          </table:table-cell>
          <table:table-cell office:value-type="string" calcext:value-type="string">
            <text:p>Output unused</text:p>
          </table:table-cell>
        </table:table-row>
        <table:table-row table:style-name="ro1">
          <table:table-cell office:value-type="string" calcext:value-type="string">
            <text:p>ROM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ROM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ON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N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OO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D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GE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SOG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J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KC</text:p>
          </table:table-cell>
          <table:table-cell office:value-type="string" calcext:value-type="string">
            <text:p>DFFSR</text:p>
          </table:table-cell>
          <table:table-cell/>
        </table:table-row>
        <table:table-row table:style-name="ro1">
          <table:table-cell office:value-type="string" calcext:value-type="string">
            <text:p>SOL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M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P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Q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OU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V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OX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OX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A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SOZ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OZ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OD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F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OF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G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K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N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T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B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D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E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J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VO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O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VONZ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D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OE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OEU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I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OJX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KW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E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M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SL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WO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OWY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WOZ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P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A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F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F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G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OI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M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ON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OP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OTJ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VF</text:p>
          </table:table-cell>
          <table:table-cell office:value-type="string" calcext:value-type="string">
            <text:p>LATCH</text:p>
          </table:table-cell>
          <table:table-cell/>
        </table:table-row>
        <table:table-row table:style-name="ro1">
          <table:table-cell office:value-type="string" calcext:value-type="string">
            <text:p>XOW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PD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XPD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XPGS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XPH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CE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YO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FK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J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L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YOOX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YOQY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YOR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O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X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YOX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O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OZ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A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BY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OD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G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ZOJ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ZON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N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ZOO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Q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OR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O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OS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Y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OZ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10-17T18:54:02.974081667</dc:date>
    <meta:editing-duration>P6DT5H10M8S</meta:editing-duration>
    <meta:editing-cycles>134</meta:editing-cycles>
    <meta:generator>LibreOffice/7.3.7.2$Linux_X86_64 LibreOffice_project/30$Build-2</meta:generator>
    <meta:document-statistic meta:table-count="1" meta:cell-count="11852" meta:object-count="0"/>
  </office:meta>
</office:document-meta>
</file>